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050" officeooo:paragraph-rsid="001c6050"/>
    </style:style>
    <style:style style:name="P2" style:family="paragraph" style:parent-style-name="Standard">
      <style:text-properties fo:font-size="18pt" officeooo:rsid="001c6050" officeooo:paragraph-rsid="001c605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) Give an example of the following</text:p>
      <text:p text:style-name="P2">a) A conventional legal variable name</text:p>
      <text:p text:style-name="P2">genotype_of_plants</text:p>
      <text:p text:style-name="P2">b) A non-conventional legal variable name</text:p>
      <text:p text:style-name="P2">GenotypeOfPlants</text:p>
      <text:p text:style-name="P2">c) A <text:s/>non-conventional illegal variable name</text:p>
      <text:p text:style-name="P2">genotype of pla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10:14.035311581</meta:creation-date>
    <dc:date>2018-06-18T15:13:39.534406127</dc:date>
    <meta:editing-duration>PT3M28S</meta:editing-duration>
    <meta:editing-cycles>1</meta:editing-cycles>
    <meta:document-statistic meta:table-count="0" meta:image-count="0" meta:object-count="0" meta:page-count="1" meta:paragraph-count="7" meta:word-count="30" meta:character-count="209" meta:non-whitespace-character-count="185"/>
    <meta:generator>LibreOffice/5.2.7.2$Linux_ARM_EABI LibreOffice_project/20m0$Build-2</meta:generator>
  </office:meta>
</office:document-meta>
</file>